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gmentTermPositionVector.SegmentTermPositionVector( String field , String terms [ ] , int termFreqs [ ] , int [ ] [ ] positions , TermVectorOffsetInfo [ ] [ ] offse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gmentTermPositionVector.getOffsets( int inde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gmentTermPositionVector.getTermPositions( int inde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